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erif1" svg:font-family="'Liberation Serif'" style:font-family-generic="roman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language="uk" fo:country="UA" fo:font-weight="bold" officeooo:rsid="001c36ba" officeooo:paragraph-rsid="00054c8e" style:font-size-asian="12.25pt" style:font-weight-asian="bold" style:font-size-complex="14pt" style:font-weight-complex="bold"/>
    </style:style>
    <style:style style:name="P2" style:family="paragraph" style:parent-style-name="Standard">
      <style:paragraph-properties fo:line-height="115%" fo:text-align="start" style:justify-single-word="false"/>
      <style:text-properties officeooo:paragraph-rsid="0007201b"/>
    </style:style>
    <style:style style:name="P3" style:family="paragraph" style:parent-style-name="Standard">
      <style:paragraph-properties fo:line-height="115%" fo:text-align="start" style:justify-single-word="false"/>
      <style:text-properties officeooo:paragraph-rsid="000d6025"/>
    </style:style>
    <style:style style:name="P4" style:family="paragraph" style:parent-style-name="Standard">
      <style:paragraph-properties fo:line-height="115%" fo:text-align="start" style:justify-single-word="false"/>
      <style:text-properties officeooo:paragraph-rsid="000d7d0e"/>
    </style:style>
    <style:style style:name="P5" style:family="paragraph" style:parent-style-name="Standard">
      <style:paragraph-properties fo:line-height="115%" fo:text-align="start" style:justify-single-word="false"/>
      <style:text-properties officeooo:paragraph-rsid="000f5a8e"/>
    </style:style>
    <style:style style:name="P6" style:family="paragraph" style:parent-style-name="Standard">
      <style:paragraph-properties fo:text-align="center" style:justify-single-word="false"/>
      <style:text-properties fo:language="uk" fo:country="UA" officeooo:paragraph-rsid="00054c8e"/>
    </style:style>
    <style:style style:name="P7" style:family="paragraph" style:parent-style-name="Standard">
      <style:paragraph-properties fo:text-align="center" style:justify-single-word="false"/>
      <style:text-properties fo:language="uk" fo:country="UA" officeooo:rsid="0006187f" officeooo:paragraph-rsid="0006187f"/>
    </style:style>
    <style:style style:name="P8" style:family="paragraph" style:parent-style-name="Standard">
      <style:paragraph-properties fo:line-height="115%" fo:text-align="start" style:justify-single-word="false"/>
      <style:text-properties fo:language="uk" fo:country="UA" officeooo:paragraph-rsid="00054c8e"/>
    </style:style>
    <style:style style:name="P9" style:family="paragraph" style:parent-style-name="Standard">
      <style:paragraph-properties fo:line-height="115%" fo:text-align="start" style:justify-single-word="false"/>
      <style:text-properties fo:language="uk" fo:country="UA" officeooo:paragraph-rsid="0007201b"/>
    </style:style>
    <style:style style:name="P10" style:family="paragraph" style:parent-style-name="Standard">
      <style:paragraph-properties fo:line-height="115%" fo:text-align="center" style:justify-single-word="false"/>
      <style:text-properties fo:font-weight="bold" officeooo:rsid="000d7d0e" officeooo:paragraph-rsid="000d7d0e" style:font-weight-asian="bold" style:font-weight-complex="bold"/>
    </style:style>
    <style:style style:name="T1" style:family="text">
      <style:text-properties officeooo:rsid="00317d84"/>
    </style:style>
    <style:style style:name="T2" style:family="text">
      <style:text-properties style:text-position="super 58%" style:font-name="Liberation Serif1" fo:font-size="14pt" fo:language="uk" fo:country="UA" fo:font-style="normal" fo:font-weight="normal" officeooo:rsid="000d6025" style:font-size-asian="12.25pt" style:font-style-asian="normal" style:font-weight-asian="normal" style:font-size-complex="14pt" style:font-style-complex="normal" style:font-weight-complex="normal"/>
    </style:style>
    <style:style style:name="T3" style:family="text">
      <style:text-properties style:text-position="super 58%" style:font-name="Liberation Serif1" fo:font-size="14pt" fo:language="uk" fo:country="UA" fo:font-style="normal" fo:font-weight="normal" officeooo:rsid="000f5a8e" style:font-size-asian="12.25pt" style:font-style-asian="normal" style:font-weight-asian="normal" style:font-size-complex="14pt" style:font-style-complex="normal" style:font-weight-complex="normal"/>
    </style:style>
    <style:style style:name="T4" style:family="text">
      <style:text-properties style:text-position="0% 100%" fo:font-size="14pt" fo:font-weight="normal" officeooo:rsid="001c36ba" style:font-size-asian="12.25pt" style:font-weight-asian="normal" style:font-size-complex="14pt" style:font-weight-complex="normal"/>
    </style:style>
    <style:style style:name="T5" style:family="text">
      <style:text-properties style:text-position="0% 100%" fo:font-size="14pt" fo:font-weight="normal" officeooo:rsid="0007201b" style:font-size-asian="12.25pt" style:font-weight-asian="normal" style:font-size-complex="14pt" style:font-weight-complex="normal"/>
    </style:style>
    <style:style style:name="T6" style:family="text">
      <style:text-properties style:text-position="0% 100%" fo:font-size="14pt" fo:font-style="italic" fo:font-weight="normal" officeooo:rsid="0007201b" style:font-size-asian="12.25pt" style:font-style-asian="italic" style:font-weight-asian="normal" style:font-size-complex="14pt" style:font-style-complex="italic" style:font-weight-complex="normal"/>
    </style:style>
    <style:style style:name="T7" style:family="text">
      <style:text-properties style:text-position="0% 100%" fo:font-size="14pt" fo:font-style="normal" fo:font-weight="normal" officeooo:rsid="0007201b" style:font-size-asian="12.25pt" style:font-style-asian="normal" style:font-weight-asian="normal" style:font-size-complex="14pt" style:font-style-complex="normal" style:font-weight-complex="normal"/>
    </style:style>
    <style:style style:name="T8" style:family="text">
      <style:text-properties style:text-position="0% 100%" style:font-name="Liberation Serif1" fo:font-size="14pt" fo:font-style="normal" fo:font-weight="normal" officeooo:rsid="001f39f1" style:font-size-asian="12.25pt" style:font-style-asian="normal" style:font-weight-asian="normal" style:font-size-complex="14pt" style:font-style-complex="normal" style:font-weight-complex="normal"/>
    </style:style>
    <style:style style:name="T9" style:family="text">
      <style:text-properties style:text-position="0% 100%" style:font-name="Liberation Serif1" fo:font-size="14pt" fo:font-style="normal" fo:font-weight="normal" officeooo:rsid="0007201b" style:font-size-asian="12.25pt" style:font-style-asian="normal" style:font-weight-asian="normal" style:font-size-complex="14pt" style:font-style-complex="normal" style:font-weight-complex="normal"/>
    </style:style>
    <style:style style:name="T10" style:family="text">
      <style:text-properties style:text-position="0% 100%" style:font-name="Liberation Serif1" fo:font-size="14pt" fo:font-style="normal" fo:font-weight="normal" officeooo:rsid="00089f2f" style:font-size-asian="12.25pt" style:font-style-asian="normal" style:font-weight-asian="normal" style:font-size-complex="14pt" style:font-style-complex="normal" style:font-weight-complex="normal"/>
    </style:style>
    <style:style style:name="T11" style:family="text">
      <style:text-properties style:text-position="0% 100%" style:font-name="Liberation Serif1" fo:font-size="14pt" fo:font-style="normal" fo:font-weight="normal" officeooo:rsid="0013435b" style:font-size-asian="12.25pt" style:font-style-asian="normal" style:font-weight-asian="normal" style:font-size-complex="14pt" style:font-style-complex="normal" style:font-weight-complex="normal"/>
    </style:style>
    <style:style style:name="T12" style:family="text">
      <style:text-properties style:text-position="0% 100%" style:font-name="Liberation Serif1" fo:font-size="14pt" fo:language="uk" fo:country="UA" fo:font-style="normal" fo:font-weight="normal" officeooo:rsid="0008c657" style:font-size-asian="12.25pt" style:font-style-asian="normal" style:font-weight-asian="normal" style:font-size-complex="14pt" style:font-style-complex="normal" style:font-weight-complex="normal"/>
    </style:style>
    <style:style style:name="T13" style:family="text">
      <style:text-properties style:text-position="0% 100%" style:font-name="Liberation Serif1" fo:font-size="14pt" fo:language="uk" fo:country="UA" fo:font-style="normal" fo:font-weight="normal" officeooo:rsid="000c01bb" style:font-size-asian="12.25pt" style:font-style-asian="normal" style:font-weight-asian="normal" style:font-size-complex="14pt" style:font-style-complex="normal" style:font-weight-complex="normal"/>
    </style:style>
    <style:style style:name="T14" style:family="text">
      <style:text-properties style:text-position="0% 100%" style:font-name="Liberation Serif1" fo:font-size="14pt" fo:language="uk" fo:country="UA" fo:font-style="normal" fo:font-weight="normal" officeooo:rsid="000c5969" style:font-size-asian="12.25pt" style:font-style-asian="normal" style:font-weight-asian="normal" style:font-size-complex="14pt" style:font-style-complex="normal" style:font-weight-complex="normal"/>
    </style:style>
    <style:style style:name="T15" style:family="text">
      <style:text-properties style:text-position="0% 100%" style:font-name="Liberation Serif1" fo:font-size="14pt" fo:language="uk" fo:country="UA" fo:font-style="normal" fo:font-weight="normal" officeooo:rsid="000d6025" style:font-size-asian="12.25pt" style:font-style-asian="normal" style:font-weight-asian="normal" style:font-size-complex="14pt" style:font-style-complex="normal" style:font-weight-complex="normal"/>
    </style:style>
    <style:style style:name="T16" style:family="text">
      <style:text-properties style:text-position="0% 100%" style:font-name="Liberation Serif1" fo:font-size="14pt" fo:language="uk" fo:country="UA" fo:font-style="normal" fo:font-weight="normal" officeooo:rsid="000d7d0e" style:font-size-asian="12.25pt" style:font-style-asian="normal" style:font-weight-asian="normal" style:font-size-complex="14pt" style:font-style-complex="normal" style:font-weight-complex="normal"/>
    </style:style>
    <style:style style:name="T17" style:family="text">
      <style:text-properties style:text-position="0% 100%" style:font-name="Liberation Serif1" fo:font-size="14pt" fo:language="uk" fo:country="UA" fo:font-style="normal" fo:font-weight="normal" officeooo:rsid="000f5a8e" style:font-size-asian="12.25pt" style:font-style-asian="normal" style:font-weight-asian="normal" style:font-size-complex="14pt" style:font-style-complex="normal" style:font-weight-complex="normal"/>
    </style:style>
    <style:style style:name="T18" style:family="text">
      <style:text-properties style:text-position="0% 100%" style:font-name="Liberation Serif1" fo:font-size="14pt" fo:language="uk" fo:country="UA" fo:font-style="normal" fo:font-weight="normal" officeooo:rsid="00109c8c" style:font-size-asian="12.25pt" style:font-style-asian="normal" style:font-weight-asian="normal" style:font-size-complex="14pt" style:font-style-complex="normal" style:font-weight-complex="normal"/>
    </style:style>
    <style:style style:name="T19" style:family="text">
      <style:text-properties style:text-position="0% 100%" style:font-name="Liberation Serif1" fo:font-size="14pt" fo:language="uk" fo:country="UA" fo:font-style="normal" fo:font-weight="normal" officeooo:rsid="00124dff" style:font-size-asian="12.25pt" style:font-style-asian="normal" style:font-weight-asian="normal" style:font-size-complex="14pt" style:font-style-complex="normal" style:font-weight-complex="normal"/>
    </style:style>
    <style:style style:name="T20" style:family="text">
      <style:text-properties style:text-position="0% 100%" style:font-name="Liberation Serif1" fo:font-size="14pt" fo:language="uk" fo:country="UA" fo:font-style="normal" fo:font-weight="normal" officeooo:rsid="00089f2f" style:font-size-asian="12.25pt" style:font-style-asian="normal" style:font-weight-asian="normal" style:font-size-complex="14pt" style:font-style-complex="normal" style:font-weight-complex="normal"/>
    </style:style>
    <style:style style:name="T21" style:family="text">
      <style:text-properties style:text-position="0% 100%" style:font-name="Liberation Serif1" fo:font-size="14pt" fo:language="uk" fo:country="UA" fo:font-style="normal" fo:font-weight="normal" officeooo:rsid="0013435b" style:font-size-asian="12.25pt" style:font-style-asian="normal" style:font-weight-asian="normal" style:font-size-complex="14pt" style:font-style-complex="normal" style:font-weight-complex="normal"/>
    </style:style>
    <style:style style:name="T22" style:family="text">
      <style:text-properties style:text-position="0% 100%" style:font-name="Liberation Serif1" fo:font-size="14pt" fo:language="uk" fo:country="UA" fo:font-style="normal" fo:font-weight="normal" officeooo:rsid="001522e4" style:font-size-asian="12.25pt" style:font-style-asian="normal" style:font-weight-asian="normal" style:font-size-complex="14pt" style:font-style-complex="normal" style:font-weight-complex="normal"/>
    </style:style>
    <style:style style:name="T23" style:family="text">
      <style:text-properties style:text-position="0% 100%" style:font-name="Liberation Serif1" fo:font-size="14pt" fo:language="uk" fo:country="UA" fo:font-style="normal" fo:font-weight="normal" officeooo:rsid="00171a76" style:font-size-asian="12.25pt" style:font-style-asian="normal" style:font-weight-asian="normal" style:font-size-complex="14pt" style:font-style-complex="normal" style:font-weight-complex="normal"/>
    </style:style>
    <style:style style:name="T24" style:family="text">
      <style:text-properties style:text-position="0% 100%" style:font-name="Liberation Serif1" fo:font-size="14pt" fo:language="uk" fo:country="UA" fo:font-style="normal" style:font-size-asian="12.25pt" style:font-style-asian="normal" style:font-size-complex="14pt" style:font-style-complex="normal"/>
    </style:style>
    <style:style style:name="T25" style:family="text">
      <style:text-properties style:text-position="0% 100%" style:font-name="Liberation Serif1" fo:font-size="14pt" fo:language="uk" fo:country="UA" style:font-size-asian="12.25pt" style:font-size-complex="14pt"/>
    </style:style>
    <style:style style:name="T26" style:family="text">
      <style:text-properties style:text-position="0% 100%" style:font-name="Liberation Serif1" fo:font-size="14pt" fo:language="uk" fo:country="UA" officeooo:rsid="000f5a8e" style:font-size-asian="12.25pt" style:font-size-complex="14pt"/>
    </style:style>
    <style:style style:name="T27" style:family="text">
      <style:text-properties style:text-position="0% 100%" style:font-name="Liberation Serif1" fo:font-size="14pt" fo:language="uk" fo:country="UA" fo:font-weight="bold" style:font-size-asian="12.25pt" style:font-size-complex="14pt"/>
    </style:style>
    <style:style style:name="T28" style:family="text">
      <style:text-properties fo:font-size="16pt" fo:font-weight="normal" officeooo:rsid="001c36ba" style:font-size-asian="16pt" style:font-weight-asian="normal" style:font-size-complex="16pt" style:font-weight-complex="normal"/>
    </style:style>
    <style:style style:name="T29" style:family="text">
      <style:text-properties fo:font-size="16pt" fo:font-weight="normal" officeooo:rsid="00054c8e" style:font-size-asian="16pt" style:font-weight-asian="normal" style:font-size-complex="16pt" style:font-weight-complex="normal"/>
    </style:style>
    <style:style style:name="T30" style:family="text">
      <style:text-properties fo:font-size="16pt" fo:font-weight="bold" style:font-size-asian="16pt" style:font-weight-asian="bold" style:font-size-complex="16pt" style:font-weight-complex="bold"/>
    </style:style>
    <style:style style:name="T31" style:family="text">
      <style:text-properties fo:font-size="16pt" fo:font-weight="bold" officeooo:rsid="00054c8e" style:font-size-asian="16pt" style:font-weight-asian="bold" style:font-size-complex="16pt" style:font-weight-complex="bold"/>
    </style:style>
    <style:style style:name="T32" style:family="text">
      <style:text-properties officeooo:rsid="00171a7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28">Завдання </text:span><text:span text:style-name="T29">1. </text:span><text:span text:style-name="T31">Аналіз випадків.</text:span></text:p>
      <text:p text:style-name="P7"><text:span text:style-name="T31">І</text:span><text:span text:style-name="T30">мміграція португальців до Люксембургу, Франції, Бельгії та Німеччини з Португалії</text:span></text:p>
      <text:p text:style-name="P1"/>
      <text:p text:style-name="P1">Грищенко Юрій <text:span text:style-name="T1">К-29</text:span></text:p>
      <text:p text:style-name="P1"/>
      <text:p text:style-name="P8"><text:span text:style-name="T4"><text:tab/>Ц</text:span><text:span text:style-name="T5">е коротке есе</text:span><text:span text:style-name="T4"> є відповіддю на ц</text:span><text:span text:style-name="T5">итату з наукової роботи </text:span><text:span text:style-name="T6">Zhitin D.V., Krasnov A.I., Shendrik A.V. 2016 Geography of European Migration.</text:span></text:p>
      <text:p text:style-name="P8"><text:span text:style-name="T6"/></text:p>
      <text:p text:style-name="P9"><text:span text:style-name="T6"><text:tab/></text:span><text:span text:style-name="T7">Автори цієї роботи вважають, що «не завжди вибір мігрантами нового місця проживання можна пояснити факторами географічної віддаленості, етнолінгвістичною спорідненістю, культурно-історичними зв</text:span><text:span text:style-name="T8">'</text:span><text:span text:style-name="T9">язками або показниками рівня соціально-економічного розвитку держави». В якості прикладу вони наводять еміграцію португальців у Люксембург у порівнянні з Бельгією, Францією та Німеччиною. </text:span><text:span text:style-name="T10">Порівняно велика кількість емігрантів саме в Люксембурзі ніби-то </text:span><text:span text:style-name="T11">є </text:span><text:span text:style-name="T10">аномальною.</text:span></text:p>
      <text:p text:style-name="P9"><text:span text:style-name="T10"/></text:p>
      <text:p text:style-name="P2"><text:span text:style-name="T20"><text:tab/>Особисто мені не віриться, що така явна нерівномірність не має жодного пояснення. Еміграція — досить серйозна річ, і емігрант приділяє велику увагу вибору країни. </text:span><text:span text:style-name="T12">Так</text:span><text:span text:style-name="T19">е скупчення мігрантів саме в Люксембурзі не може бути випадковим</text:span><text:span text:style-name="T12">. </text:span><text:span text:style-name="T21">Варто спробувати</text:span><text:span text:style-name="T12"> більш детально розглянути </text:span><text:span text:style-name="T19">історичний </text:span><text:span text:style-name="T13">контекст </text:span><text:span text:style-name="T21">цих подій</text:span><text:span text:style-name="T13">, </text:span><text:span text:style-name="T19">і намагатися зрозуміти хід мислення цих мігрантів.</text:span></text:p>
      <text:p text:style-name="P3"><text:span text:style-name="T13"/></text:p>
      <text:p text:style-name="P3"><text:span text:style-name="T13"><text:tab/></text:span><text:span text:style-name="T14">В випадку з португальцями, відомо, що 60-і роки минулого століття були дуже важкими для португальців: встановлення корпоративної диктатури, економічна криза та так звана “</text:span><text:span text:style-name="T15">а</text:span><text:span text:style-name="T14">кадемічна криза” - все це зумовляло португальців до еміграції. </text:span><text:span text:style-name="T15">В рамках термінів push/pull факторів</text:span><text:span text:style-name="T2">[1]</text:span><text:span text:style-name="T15">, в цьому випадку було багато push-факторів (які “витісняли” португальців </text:span><text:span text:style-name="T23">зі своєї держави</text:span><text:span text:style-name="T15">), а от pull-фактори с</text:span><text:span text:style-name="T23">прияли міграції до розвинених європейських країн</text:span><text:span text:style-name="T15">. На той час і Німеччина, і Франція, і Бельгія, і Люксембург </text:span><text:span text:style-name="T16">побачили стрімкий економічний зріст, </text:span><text:span text:style-name="T23">що сприяло би міграції португальців до будь-якої з цих країн.</text:span></text:p>
      <text:p text:style-name="P3"><text:span text:style-name="T16"/></text:p>
      <text:p text:style-name="P3"><text:span text:style-name="T16"><text:tab/>П</text:span><text:span text:style-name="T19">роте все ж є один фактор, </text:span><text:span text:style-name="T16">який вирізняв Люксембург с</text:span><text:span text:style-name="T19">еред</text:span><text:span text:style-name="T16"> інших країн — </text:span><text:span text:style-name="T19">а саме</text:span><text:span text:style-name="T16"> загальна кількість емігрантів. Наприклад, якщо в </text:span><text:span text:style-name="T17">Бельгії, </text:span><text:span text:style-name="T16">Франції </text:span><text:span text:style-name="T17">та Німеччині </text:span><text:span text:style-name="T16">част</text:span><text:span text:style-name="T22">к</text:span><text:span text:style-name="T16">а емігрантів першого та другого покоління становить 20-</text:span><text:span text:style-name="T17">25</text:span><text:span text:style-name="T16">%, то в Люксембурзі — їх майже 50%. У 2018 р. у Францію на кожні 1000 чол. емігру</text:span><text:span text:style-name="T19">вало</text:span><text:span text:style-name="T16"> 1,1 чол., в той час, я к у Люксембурзі цей показник </text:span><text:span text:style-name="T22">майже </text:span><text:span text:style-name="T16">у 20 разів більше. </text:span><text:span text:style-name="T17">На </text:span><text:soft-page-break/><text:span text:style-name="T17">початку ХХ ст., економіка Люксембургу спиралася на дешеву робочу силу емігрантів</text:span><text:span text:style-name="T3">[2]</text:span><text:span text:style-name="T17">, і слід зазначити, що після Другої світової війни багато з них були мігрантами з Італії та Німеччини.</text:span></text:p>
      <text:p text:style-name="P3"><text:span text:style-name="T16"/></text:p>
      <text:p text:style-name="P3"><text:span text:style-name="T16"><text:tab/></text:span><text:span text:style-name="T17">Можливо, саме через це Люксембург і здався привабливим для португальців. Люди розуміли, що в цю країну мігрують люди різних національностей, і вирішили, що бути мігрантом в Люксембурзі легше, ніж бути мігрантом у Франції — </text:span><text:span text:style-name="T18">такий собі прояв стадної поведінки.</text:span><text:span text:style-name="T17"> </text:span><text:span text:style-name="T18">Але це питання вже суто психологічне, і довести це вже </text:span><text:span text:style-name="T22">набагато складніше</text:span><text:span text:style-name="T18"> (принаймні, я не знайшов джерел, які би писали про хід мислення цих емігрантів). Ця теорія недостатньо обгрунтована.</text:span></text:p>
      <text:p text:style-name="P3"><text:span text:style-name="T17"/></text:p>
      <text:p text:style-name="P3"><text:span text:style-name="T17"><text:tab/></text:span><text:span text:style-name="T18">В ц</text:span><text:span text:style-name="T19">ьому</text:span><text:span text:style-name="T18"> випадку, напевно, не так важливі первинні причини міграції, як той факт, що за першою хвилею міграції слідують наступні. Якщо вже з певних причин так сталося, що сформувалася діаспора на території певної країни, то найвірогідніше, що наступні покоління емігрантів також оберуть саме ту країну. В 1970 р. уряди Люксембургу та Португалії підписали договір, який дозволив родичам португальских емігрантів вільно перетнути кордон. </text:span><text:span text:style-name="T19">Це зумовило ще більший зріст діаспори. І зараз у них взагалом немає причин повертатися, оскільки їх економічний та соціальний стан досить сприятливий.</text:span></text:p>
      <text:p text:style-name="P3"><text:span text:style-name="T21"/></text:p>
      <text:p text:style-name="P3"><text:span text:style-name="T21"><text:tab/>На жаль, мені не вдалося встановити конкретну причину для міграції португальців саме в Люксембург. Проте я дійшов висновку, що різні міграційні рухи залежать один від одного, явно чи неявно.</text:span><text:span text:style-name="T17"> </text:span><text:span text:style-name="T21">У цьому випадку, на вибір португальців міг вплинути загальний рух європейців у Люксембург.</text:span></text:p>
      <text:p text:style-name="P3"><text:span text:style-name="T16"/></text:p>
      <text:p text:style-name="P10"><text:span text:style-name="T24">Список використаних джерел</text:span></text:p>
      <text:p text:style-name="P4"><text:span text:style-name="T16">1. </text:span><text:span text:style-name="Citation"><text:span text:style-name="T25">Everett S. Lee (1966). "A Theory of Migration". Demography. </text:span></text:span><text:span text:style-name="Citation"><text:span text:style-name="T27">3</text:span></text:span><text:span text:style-name="Citation"><text:span text:style-name="T25"> (1): 47–57. doi:10.2307/2060063. JSTOR 2060063.</text:span></text:span></text:p>
      <text:p text:style-name="P5"><text:span text:style-name="Citation"><text:span text:style-name="T26">2. </text:span></text:span><text:a xlink:type="simple" xlink:href="https://en.wikipedia.org/wiki/Portuguese_Luxembourger" text:style-name="Internet_20_link" text:visited-style-name="Visited_20_Internet_20_Link"><text:span text:style-name="Citation">https://en.wikipedia.org/wiki/Portuguese_Luxembourger</text:span></text:a><text:span text:style-name="Citation"><text:span text:style-name="T26"> Cordeiro (1976), pp. 95–6.</text:span>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erif1" svg:font-family="'Liberation Serif'" style:font-family-generic="roman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itation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0-03T23:35:58.484723312</meta:creation-date>
    <dc:date>2019-10-04T02:35:45.593247988</dc:date>
    <meta:editing-duration>PT38M43S</meta:editing-duration>
    <meta:editing-cycles>5</meta:editing-cycles>
    <meta:generator>LibreOffice/6.3.1.2$Linux_X86_64 LibreOffice_project/30$Build-2</meta:generator>
    <meta:document-statistic meta:table-count="0" meta:image-count="0" meta:object-count="0" meta:page-count="2" meta:paragraph-count="14" meta:word-count="536" meta:character-count="3786" meta:non-whitespace-character-count="3254"/>
  </office:meta>
</office:document-meta>
</file>